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áchyme,</text:p>
      <text:p text:style-name="Normal">v tento svátek svatého Valentýna mi dovol, abych ti vyjádřila, jak moc pro mne znamená, že sdílíme andělské číslo 4. Naše spojení s archandělem Haniel nám přináší nejen radost a smích, ale také pocit, že nikdy nejsme v životě ztraceni, i když nás obklopují zklamání. Tvoje přítomnost a neustálý optimismus mi dodávají sílu a vedou mě k větší spokojenosti. </text:p>
      <text:p text:style-name="Normal">Tvůj smích a veselá povaha jsou jako světlo v temnotě, nakazíš jí každého ve svém okolí a přinášíš tak radost a pozitivní energii. Naše sdílené číslo nám připomíná, že jsme na správné cestě a máme vedle sebe toho pravého anděla strážného. Děkuji ti, že jsi mou světlou září ve dnech plných stínu. S láskou a nadějí do budoucna, krásný Valentý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